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60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">
      <style:text-properties fo:font-variant="normal" fo:text-transform="none" fo:color="#003a7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3">
      <style:graphic-properties draw:fill="none" draw:stroke="solid" svg:stroke-width="0.02083in" svg:stroke-color="#0099ff" svg:stroke-opacity="100%" draw:stroke-linejoin="miter" svg:stroke-linecap="butt"/>
    </style:style>
    <style:style style:family="text" style:name="a20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3a7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middle" draw:textarea-horizontal-align="left" draw:fill="bitmap" draw:fill-image-name="a50" style:repeat="stretch" draw:opacity="100%" draw:stroke="solid" svg:stroke-width="0.04167in" svg:stroke-color="#ffffff" svg:stroke-opacity="100%" draw:stroke-linejoin="miter" svg:stroke-linecap="butt" draw:shadow="visible" draw:shadow-offset-x="0.17434in" draw:shadow-offset-y="0.1378in" draw:shadow-color="#000000" draw:shadow-opacity="9.803%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fo:clip="rect(0in, 0in, 0in, 0in)" draw:stroke="none" draw:image-opacity="100%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312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0">
      <style:graphic-properties draw:fill="none" draw:stroke="solid" svg:stroke-width="0.02083in" svg:stroke-color="#0099ff" svg:stroke-opacity="100%" draw:stroke-linejoin="miter" svg:stroke-linecap="butt"/>
    </style:style>
    <style:style style:family="text" style:name="a185">
      <style:text-properties fo:font-variant="normal" fo:text-transform="none" fo:color="#003a7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1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12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2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0099ff" draw:opacity="100%" draw:stroke="solid" svg:stroke-width="0.01042in" svg:stroke-color="#0099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6" style:parent-style-name="Graphics">
      <style:graphic-properties draw:fill="none" fo:clip="rect(0in, 0in, 0.17255in, 0in)" draw:stroke="none" draw:image-opacity="100%"/>
    </style:style>
    <style:style style:family="text" style:name="a227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 style:parent-style-name="Graphics">
      <style:graphic-properties draw:fill="none" fo:clip="rect(0in, 0in, 0in, 0in)" draw:stroke="none" draw:image-opacity="100%"/>
    </style:style>
    <style:style style:family="text" style:name="a7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6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8">
      <style:text-properties fo:font-variant="normal" fo:text-transform="none" fo:color="#003a7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1">
      <style:graphic-properties draw:fill="none" draw:stroke="solid" svg:stroke-width="0.02083in" svg:stroke-color="#0099ff" svg:stroke-opacity="100%" draw:stroke-linejoin="miter" svg:stroke-linecap="butt"/>
    </style:style>
    <style:style style:family="text" style:name="a23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9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5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1" style:parent-style-name="Graphics">
      <style:graphic-properties draw:fill="none" fo:clip="rect(0in, 0in, 0in, 0in)" draw:stroke="none" draw:image-opacity="100%"/>
    </style:style>
    <style:style style:family="text" style:name="a262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6">
      <style:graphic-properties draw:fill="none" draw:stroke="solid" svg:stroke-width="0.02083in" svg:stroke-color="#0099ff" svg:stroke-opacity="100%" draw:stroke-linejoin="miter" svg:stroke-linecap="butt"/>
    </style:style>
    <style:style style:family="text" style:name="a26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Playfair Display" style:font-family-asian="Playfair Display" style:font-family-complex="Playfair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.3125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Playfair Display" style:font-family-asian="Playfair Display" style:font-family-complex="Playfair Displ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9">
      <style:graphic-properties fo:wrap-option="wrap" fo:padding-top="0.02433in" fo:padding-bottom="0.02433in" fo:padding-left="0.02433in" fo:padding-right="0.0243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0099ff" draw:opacity="100%" draw:stroke="solid" svg:stroke-width="0.01042in" svg:stroke-color="#0099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6" style:parent-style-name="Graphics">
      <style:graphic-properties draw:fill="none" fo:clip="rect(0in, 0in, 0in, 0in)" draw:stroke="none" draw:image-opacity="100%"/>
    </style:style>
    <style:style style:family="text" style:name="a277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Playfair Display" style:font-family-asian="Playfair Display" style:font-family-complex="Playfair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2433in" fo:padding-bottom="0.02433in" fo:padding-left="0.02433in" fo:padding-right="0.0243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0099ff" draw:opacity="100%" draw:stroke="solid" svg:stroke-width="0.01042in" svg:stroke-color="#0099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1">
      <style:graphic-properties draw:fill="none" draw:stroke="solid" svg:stroke-width="0.02083in" svg:stroke-color="#0099ff" svg:stroke-opacity="100%" draw:stroke-linejoin="miter" svg:stroke-linecap="butt"/>
    </style:style>
    <style:style style:family="text" style:name="a319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2" style:parent-style-name="Graphics">
      <style:graphic-properties draw:fill="none" fo:clip="rect(0in, 0in, 0in, 0in)" draw:stroke="none" draw:image-opacity="100%"/>
    </style:style>
    <style:style style:family="text" style:name="a283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7">
      <style:graphic-properties draw:fill="none" draw:stroke="solid" svg:stroke-width="0.02083in" svg:stroke-color="#0099ff" svg:stroke-opacity="100%" draw:stroke-linejoin="miter" svg:stroke-linecap="butt"/>
    </style:style>
    <style:style style:family="graphic" style:name="a288" style:parent-style-name="Graphics">
      <style:graphic-properties draw:fill="none" fo:clip="rect(0in, 0in, 0in, 0in)" draw:stroke="none" draw:image-opacity="100%"/>
    </style:style>
    <style:style style:family="text" style:name="a289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7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1">
      <style:text-properties fo:font-variant="normal" fo:text-transform="none" fo:color="#003a7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93">
      <style:graphic-properties draw:fill="none" draw:stroke="solid" svg:stroke-width="0.02083in" svg:stroke-color="#0099ff" svg:stroke-opacity="100%" draw:stroke-linejoin="miter" svg:stroke-linecap="butt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 style:parent-style-name="Graphics">
      <style:graphic-properties draw:fill="none" fo:clip="rect(0in, 0in, 0in, 0in)" draw:stroke="none" draw:image-opacity="100%"/>
    </style:style>
    <style:style style:family="paragraph" style:name="a1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none" draw:stroke="solid" svg:stroke-width="0.02083in" svg:stroke-color="#0099ff" svg:stroke-opacity="100%" draw:stroke-linejoin="miter" svg:stroke-linecap="butt"/>
    </style:style>
    <style:style style:family="presentation" style:name="a49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 draw:stroke-linejoin="round" svg:stroke-linecap="butt"/>
    </style:style>
    <style:style style:family="graphic" style:name="a3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2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99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8">
      <style:text-properties fo:font-variant="normal" fo:text-transform="none" fo:color="#00a1fe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9">
      <style:text-properties fo:font-variant="normal" fo:text-transform="none" fo:color="#003a7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348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54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86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76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56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58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70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04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80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33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29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66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93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72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12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76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39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76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98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21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52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20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16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90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60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24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25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85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40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29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344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150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71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2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3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4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5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6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7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8" text:bullet-char="•">
        <style:list-level-properties text:space-before="0in" text:min-label-width="0.3125in"/>
        <style:text-properties fo:color="#003a70" fo:font-family="Arial" fo:font-size="0.13889in"/>
      </text:list-level-style-bullet>
      <text:list-level-style-bullet text:level="9" text:bullet-char="•">
        <style:list-level-properties text:space-before="0in" text:min-label-width="0.3125in"/>
        <style:text-properties fo:color="#003a70" fo:font-family="Arial" fo:font-size="0.13889in"/>
      </text:list-level-style-bullet>
    </text:list-style>
  </office:automatic-styles>
  <office:body>
    <office:presentation>
      <draw:page draw:name="Slide1" draw:style-name="a47" draw:master-page-name="Master1-Layout1-cust-Diapositive-de-titre" presentation:presentation-page-layout-name="Master1-PPL1" draw:id="Slide-256">
        <draw:custom-shape svg:x="0.74528in" svg:y="0.37316in" svg:width="1.62716in" svg:height="1.62716in" draw:id="id11" draw:style-name="a51" draw:name="Google Shape;20;p3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" draw:style-name="a58" draw:name="Google Shape;21;p3" svg:x="0.53803in" svg:y="2.04976in" svg:width="2.04167in" svg:height="0.90879in">
          <draw:text-box>
            <text:p text:style-name="a54" text:class-names="" text:cond-style-name=""><text:span text:style-name="a52" text:class-names="">Romain</text:span><text:span text:style-name="a53" text:class-names=""/></text:p>
            <text:p text:style-name="a57" text:class-names="" text:cond-style-name=""><text:span text:style-name="a55" text:class-names="">Souriac</text:span><text:span text:style-name="a56" text:class-names=""/></text:p>
          </draw:text-box>
          <svg:title/>
          <svg:desc/>
        </draw:frame>
        <draw:frame draw:id="id13" draw:style-name="a62" draw:name="Google Shape;22;p3" svg:x="0.41212in" svg:y="3.15917in" svg:width="2.26389in" svg:height="0.33659in">
          <draw:text-box>
            <text:p text:style-name="a61" text:class-names="" text:cond-style-name=""><text:span text:style-name="a59" text:class-names="">Data Manager</text:span><text:span text:style-name="a60" text:class-names=""/></text:p>
          </draw:text-box>
          <svg:title/>
          <svg:desc/>
        </draw:frame>
        <draw:g draw:name="Google Shape;23;p3" draw:id="id14">
          <svg:title/>
          <svg:desc/>
          <draw:frame draw:id="id64" draw:style-name="a297" draw:name="Google Shape;24;p3" svg:x="1.14086in" svg:y="3.89505in" svg:width="1.56475in" svg:height="0.63952in">
            <draw:text-box>
              <text:p text:style-name="a296" text:class-names="" text:cond-style-name=""><text:span text:style-name="a294" text:class-names="">années d’expérience</text:span><text:span text:style-name="a295" text:class-names=""/></text:p>
            </draw:text-box>
            <svg:title/>
            <svg:desc/>
          </draw:frame>
          <draw:frame draw:id="id65" draw:style-name="a301" draw:name="Google Shape;25;p3" svg:x="0.44172in" svg:y="3.89505in" svg:width="0.75278in" svg:height="0.63952in">
            <draw:text-box>
              <text:p text:style-name="a300" text:class-names="" text:cond-style-name=""><text:span text:style-name="a298" text:class-names="">28</text:span><text:span text:style-name="a299" text:class-names=""/></text:p>
            </draw:text-box>
            <svg:title/>
            <svg:desc/>
          </draw:frame>
        </draw:g>
        <draw:frame draw:id="id15" draw:style-name="a66" draw:name="Google Shape;26;p3" svg:x="0.41212in" svg:y="4.9252in" svg:width="2.29349in" svg:height="1.0266in">
          <draw:text-box>
            <text:p text:style-name="a65" text:class-names="" text:cond-style-name=""><text:span text:style-name="a63" text:class-names="">Polyvalent, je prends grand soin de vos données pour en extraire et y découvrir des informations de qualité, claires et lisibles</text:span><text:span text:style-name="a64" text:class-names=""/></text:p>
          </draw:text-box>
          <svg:title/>
          <svg:desc/>
        </draw:frame>
        <draw:g draw:name="Google Shape;27;p3" draw:id="id16">
          <svg:title/>
          <svg:desc/>
          <draw:frame draw:id="id61" draw:style-name="a288" draw:name="Google Shape;28;p3" svg:x="3.6083in" svg:y="0.33382in" svg:width="0.24923in" svg:height="0.25712in" style:rel-width="scale" style:rel-height="scale">
            <draw:image xlink:href="media/image1.png" xlink:type="simple" xlink:show="embed" xlink:actuate="onLoad"/>
            <svg:title/>
            <svg:desc>Image</svg:desc>
          </draw:frame>
          <draw:frame draw:id="id62" draw:style-name="a292" draw:name="Google Shape;29;p3" svg:x="3.8233in" svg:y="0.31091in" svg:width="3.65125in" svg:height="0.28609in">
            <draw:text-box>
              <text:p text:style-name="a291" text:class-names="" text:cond-style-name=""><text:span text:style-name="a289" text:class-names="">COMPÉTENCES MÉTIER/TECHNIQUE</text:span><text:span text:style-name="a290" text:class-names=""/></text:p>
            </draw:text-box>
            <svg:title/>
            <svg:desc/>
          </draw:frame>
          <draw:connector draw:type="line" svg:x1="3.92569in" svg:y1="0.57358in" svg:x2="5.60379in" svg:y2="0.57358in" draw:id="id63" draw:style-name="a293" draw:name="Google Shape;30;p3">
            <svg:title/>
            <svg:desc/>
          </draw:connector>
        </draw:g>
        <draw:g draw:name="Google Shape;31;p3" draw:id="id17">
          <svg:title/>
          <svg:desc/>
          <draw:frame draw:id="id58" draw:style-name="a282" draw:name="Google Shape;32;p3" svg:x="3.60846in" svg:y="2.34588in" svg:width="0.22387in" svg:height="0.22337in" style:rel-width="scale" style:rel-height="scale">
            <draw:image xlink:href="media/image2.png" xlink:type="simple" xlink:show="embed" xlink:actuate="onLoad"/>
            <svg:title/>
            <svg:desc/>
          </draw:frame>
          <draw:frame draw:id="id59" draw:style-name="a286" draw:name="Google Shape;33;p3" svg:x="3.8325in" svg:y="2.29924in" svg:width="1.4655in" svg:height="0.28609in">
            <draw:text-box>
              <text:p text:style-name="a285" text:class-names="" text:cond-style-name=""><text:span text:style-name="a283" text:class-names="">EXPÉRIENCES</text:span><text:span text:style-name="a284" text:class-names=""/></text:p>
            </draw:text-box>
            <svg:title/>
            <svg:desc/>
          </draw:frame>
          <draw:connector draw:type="line" svg:x1="3.95947in" svg:y1="2.57006in" svg:x2="5.15346in" svg:y2="2.57006in" draw:id="id60" draw:style-name="a287" draw:name="Google Shape;34;p3">
            <svg:title/>
            <svg:desc/>
          </draw:connector>
        </draw:g>
        <draw:frame draw:id="id18" draw:style-name="a105" draw:name="Google Shape;35;p3" svg:x="3.30266in" svg:y="0.69707in" svg:width="6.51928in" svg:height="1.44733in">
          <draw:text-box>
            <text:list text:style-name="a71">
              <text:list-item>
                <text:p text:style-name="a70" text:class-names="" text:cond-style-name=""><text:span text:style-name="a67" text:class-names="">Consultant<text:s text:c="1"/></text:span><text:span text:style-name="a68" text:class-names="">chef de projet multiprojets dans le domaine décisionnel et le Data Management.</text:span><text:span text:style-name="a69" text:class-names=""/></text:p>
              </text:list-item>
            </text:list>
            <text:list text:style-name="a76">
              <text:list-item>
                <text:p text:style-name="a75" text:class-names="" text:cond-style-name=""><text:span text:style-name="a72" text:class-names="">Expert</text:span><text:span text:style-name="a73" text:class-names=""><text:s text:c="1"/>en transformation de données et alimentation de base de données</text:span><text:span text:style-name="a74" text:class-names=""/></text:p>
              </text:list-item>
            </text:list>
            <text:list text:style-name="a81">
              <text:list-item>
                <text:p text:style-name="a80" text:class-names="" text:cond-style-name=""><text:span text:style-name="a77" text:class-names="">Grande expertise technique</text:span><text:span text:style-name="a78" text:class-names=""><text:s text:c="1"/>sur les outils dits « classiques »</text:span><text:span text:style-name="a79" text:class-names=""/></text:p>
              </text:list-item>
            </text:list>
            <text:list text:style-name="a85">
              <text:list-item>
                <text:p text:style-name="a84" text:class-names="" text:cond-style-name=""><text:span text:style-name="a82" text:class-names="">Spécialisation sur les plateformes IPAAS (Boomi, IICS Informatica).</text:span><text:span text:style-name="a83" text:class-names=""/></text:p>
              </text:list-item>
            </text:list>
            <text:list text:style-name="a93">
              <text:list-item>
                <text:p text:style-name="a92" text:class-names="" text:cond-style-name=""><text:span text:style-name="a86" text:class-names="">Forte<text:s text:c="1"/></text:span><text:span text:style-name="a87" text:class-names="">polyvalence</text:span><text:span text:style-name="a88" text:class-names=""><text:s text:c="1"/>et<text:s text:c="1"/></text:span><text:span text:style-name="a89" text:class-names="">adaptabilité</text:span><text:span text:style-name="a90" text:class-names=""><text:s text:c="1"/>sur les nouveaux outils, les nouveaux concepts et les nouvelles organisations.</text:span><text:span text:style-name="a91" text:class-names=""/></text:p>
              </text:list-item>
            </text:list>
            <text:list text:style-name="a98">
              <text:list-item>
                <text:p text:style-name="a97" text:class-names="" text:cond-style-name=""><text:span text:style-name="a94" text:class-names="">Encadrement</text:span><text:span text:style-name="a95" text:class-names=""><text:s text:c="1"/>de stagiaire et d’équipe et soutien technique.</text:span><text:span text:style-name="a96" text:class-names=""/></text:p>
              </text:list-item>
            </text:list>
            <text:list text:style-name="a104">
              <text:list-item>
                <text:p text:style-name="a103" text:class-names="" text:cond-style-name=""><text:span text:style-name="a99" text:class-names="">Avant-ventes</text:span><text:span text:style-name="a100" text:class-names=""><text:s text:c="1"/>et<text:s text:c="1"/></text:span><text:span text:style-name="a101" text:class-names="">réalisations de Proof Of Concept.<text:s text:c="1"/></text:span><text:span text:style-name="a102" text:class-names=""/></text:p>
              </text:list-item>
            </text:list>
          </draw:text-box>
          <svg:title/>
          <svg:desc/>
        </draw:frame>
        <draw:g draw:name="Google Shape;36;p3" draw:id="id19">
          <svg:title/>
          <svg:desc/>
          <draw:g draw:name="Google Shape;37;p3" draw:id="id53">
            <svg:title/>
            <svg:desc/>
            <draw:frame draw:id="id55" draw:style-name="a276" draw:name="Google Shape;38;p3" svg:x="10.79377in" svg:y="4.9807in" svg:width="0.2729in" svg:height="0.22337in" style:rel-width="scale" style:rel-height="scale">
              <draw:image xlink:href="media/image3.png" xlink:type="simple" xlink:show="embed" xlink:actuate="onLoad"/>
              <svg:title/>
              <svg:desc>Image</svg:desc>
            </draw:frame>
            <draw:frame draw:id="id56" draw:style-name="a280" draw:name="Google Shape;39;p3" svg:x="11.02838in" svg:y="4.94092in" svg:width="1.13634in" svg:height="0.2861in">
              <draw:text-box>
                <text:p text:style-name="a279" text:class-names="" text:cond-style-name=""><text:span text:style-name="a277" text:class-names="">FORMATION</text:span><text:span text:style-name="a278" text:class-names=""/></text:p>
              </draw:text-box>
              <svg:title/>
              <svg:desc/>
            </draw:frame>
            <draw:connector draw:type="line" svg:x1="11.13704in" svg:y1="5.20359in" svg:x2="12.06448in" svg:y2="5.20359in" draw:id="id57" draw:style-name="a281" draw:name="Google Shape;40;p3">
              <svg:title/>
              <svg:desc/>
            </draw:connector>
          </draw:g>
          <draw:frame draw:id="id54" draw:style-name="a275" draw:name="Google Shape;41;p3" svg:x="10.81136in" svg:y="5.39896in" svg:width="2.21775in" svg:height="0.55537in">
            <draw:text-box>
              <text:p text:style-name="a269" text:class-names="" text:cond-style-name=""><text:span text:style-name="a267" text:class-names="">IUP Miage</text:span><text:span text:style-name="a268" text:class-names=""/></text:p>
              <text:p text:style-name="a271" text:class-names="" text:cond-style-name=""><text:span text:style-name="a270" text:class-names=""/></text:p>
              <text:p text:style-name="a274" text:class-names="" text:cond-style-name=""><text:span text:style-name="a272" text:class-names="">Statisticien IUFM Toulouse</text:span><text:span text:style-name="a273" text:class-names=""/></text:p>
            </draw:text-box>
            <svg:title/>
            <svg:desc/>
          </draw:frame>
        </draw:g>
        <draw:g draw:name="Google Shape;42;p3" draw:id="id20">
          <svg:title/>
          <svg:desc/>
          <draw:g draw:name="Google Shape;43;p3" draw:id="id48">
            <svg:title/>
            <svg:desc/>
            <draw:frame draw:id="id50" draw:style-name="a261" draw:name="Google Shape;44;p3" svg:x="10.74963in" svg:y="1.8514in" svg:width="0.23774in" svg:height="0.2463in" style:rel-width="scale" style:rel-height="scale">
              <draw:image xlink:href="media/image4.png" xlink:type="simple" xlink:show="embed" xlink:actuate="onLoad"/>
              <svg:title/>
              <svg:desc>Image</svg:desc>
            </draw:frame>
            <draw:frame draw:id="id51" draw:style-name="a265" draw:name="Google Shape;45;p3" svg:x="10.96666in" svg:y="1.82357in" svg:width="1.00984in" svg:height="0.28616in">
              <draw:text-box>
                <text:p text:style-name="a264" text:class-names="" text:cond-style-name=""><text:span text:style-name="a262" text:class-names="">OUTILS</text:span><text:span text:style-name="a263" text:class-names=""/></text:p>
              </draw:text-box>
              <svg:title/>
              <svg:desc/>
            </draw:frame>
            <draw:connector draw:type="line" svg:x1="11.07531in" svg:y1="2.09285in" svg:x2="11.61733in" svg:y2="2.09285in" draw:id="id52" draw:style-name="a266" draw:name="Google Shape;46;p3">
              <svg:title/>
              <svg:desc/>
            </draw:connector>
          </draw:g>
          <draw:frame draw:id="id49" draw:style-name="a260" draw:name="Google Shape;47;p3" svg:x="10.74963in" svg:y="2.30557in" svg:width="2.21775in" svg:height="2.52441in">
            <draw:text-box>
              <text:p text:style-name="a235" text:class-names="" text:cond-style-name=""><text:span text:style-name="a232" text:class-names="">ETL</text:span><text:span text:style-name="a233" text:class-names="">: Informatica IPaaS, Boomi, Powercenter, Datastage, SSIS</text:span><text:span text:style-name="a234" text:class-names=""/></text:p>
              <text:p text:style-name="a237" text:class-names="" text:cond-style-name=""><text:span text:style-name="a236" text:class-names=""/></text:p>
              <text:p text:style-name="a241" text:class-names="" text:cond-style-name=""><text:span text:style-name="a238" text:class-names="">Visualisation</text:span><text:span text:style-name="a239" text:class-names="">: Business Object, Qlikview, Cognos, Kibana, Tableau Software<text:line-break/></text:span><text:span text:style-name="a240" text:class-names=""/></text:p>
              <text:p text:style-name="a245" text:class-names="" text:cond-style-name=""><text:span text:style-name="a242" text:class-names="">Back-end</text:span><text:span text:style-name="a243" text:class-names="">: script shell, SparkSQL, java, Perl, C.</text:span><text:span text:style-name="a244" text:class-names=""/></text:p>
              <text:p text:style-name="a247" text:class-names="" text:cond-style-name=""><text:span text:style-name="a246" text:class-names=""/></text:p>
              <text:p text:style-name="a251" text:class-names="" text:cond-style-name=""><text:span text:style-name="a248" text:class-names="">BD</text:span><text:span text:style-name="a249" text:class-names=""><text:s text:c="1"/>: Teradata, Oracle, Snowflake, PostgresQL, MongoDB, ElasticSearch</text:span><text:span text:style-name="a250" text:class-names=""/></text:p>
              <text:p text:style-name="a253" text:class-names="" text:cond-style-name=""><text:span text:style-name="a252" text:class-names=""/></text:p>
              <text:p text:style-name="a257" text:class-names="" text:cond-style-name=""><text:span text:style-name="a254" text:class-names="">Analytics</text:span><text:span text:style-name="a255" text:class-names=""><text:s text:c="1"/>: Alteryx, DSS</text:span><text:span text:style-name="a256" text:class-names=""/></text:p>
              <text:p text:style-name="a259" text:class-names="" text:cond-style-name=""><text:span text:style-name="a258" text:class-names=""/></text:p>
            </draw:text-box>
            <svg:title/>
            <svg:desc/>
          </draw:frame>
        </draw:g>
        <draw:g draw:name="Google Shape;48;p3" draw:id="id21">
          <svg:title/>
          <svg:desc/>
          <draw:g draw:name="Google Shape;49;p3" draw:id="id43">
            <svg:title/>
            <svg:desc/>
            <draw:frame draw:id="id45" draw:style-name="a226" draw:name="Google Shape;50;p3" svg:x="10.75285in" svg:y="0.33439in" svg:width="0.30339in" svg:height="0.25969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id="id46" draw:style-name="a230" draw:name="Google Shape;51;p3" svg:x="11.00271in" svg:y="0.30774in" svg:width="1.6273in" svg:height="0.28609in">
              <draw:text-box>
                <text:p text:style-name="a229" text:class-names="" text:cond-style-name=""><text:span text:style-name="a227" text:class-names="">CERTIFICATIONS</text:span><text:span text:style-name="a228" text:class-names=""/></text:p>
              </draw:text-box>
              <svg:title/>
              <svg:desc/>
            </draw:frame>
            <draw:connector draw:type="line" svg:x1="11.04812in" svg:y1="0.62441in" svg:x2="12.26202in" svg:y2="0.62441in" draw:id="id47" draw:style-name="a231" draw:name="Google Shape;52;p3">
              <svg:title/>
              <svg:desc/>
            </draw:connector>
          </draw:g>
          <draw:frame draw:id="id44" draw:style-name="a225" draw:name="Google Shape;53;p3" svg:x="10.78568in" svg:y="0.7683in" svg:width="2.21775in" svg:height="0.85826in">
            <draw:text-box>
              <text:p text:style-name="a209" text:class-names="" text:cond-style-name=""><text:span text:style-name="a204" text:class-names="">Certifié<text:s text:c="1"/></text:span><text:span text:style-name="a205" text:class-names="">Informatica<text:s text:c="1"/></text:span><text:span text:style-name="a206" text:class-names="">Ipaas</text:span><text:span text:style-name="a207" text:class-names=""><text:s text:c="1"/>(IICS)</text:span><text:span text:style-name="a208" text:class-names=""/></text:p>
              <text:p text:style-name="a215" text:class-names="" text:cond-style-name=""><text:span text:style-name="a210" text:class-names="">Certifié<text:s text:c="1"/></text:span><text:span text:style-name="a211" text:class-names="">Integration</text:span><text:span text:style-name="a212" text:class-names=""><text:s text:c="1"/>Professional<text:s text:c="1"/></text:span><text:span text:style-name="a213" text:class-names="">Boomi</text:span><text:span text:style-name="a214" text:class-names=""/></text:p>
              <text:p text:style-name="a224" text:class-names="" text:cond-style-name=""><text:span text:style-name="a216" text:class-names="">Certifié Associate<text:s text:c="1"/></text:span><text:span text:style-name="a217" text:class-names="">Integration</text:span><text:span text:style-name="a218" text:class-names=""><text:s text:c="1"/></text:span><text:span text:style-name="a219" text:class-names="">Developer</text:span><text:span text:style-name="a220" text:class-names=""><text:s text:c="1"/></text:span><text:span text:style-name="a221" text:class-names="">Boomi</text:span><text:span text:style-name="a222" text:class-names=""><text:s text:c="1"/>Dell</text:span><text:span text:style-name="a223" text:class-names=""/></text:p>
            </draw:text-box>
            <svg:title/>
            <svg:desc/>
          </draw:frame>
        </draw:g>
        <draw:g draw:name="Google Shape;54;p3" draw:id="id22">
          <svg:title/>
          <svg:desc/>
          <draw:g draw:name="Google Shape;55;p3" draw:id="id38">
            <svg:title/>
            <svg:desc/>
            <draw:frame draw:id="id40" draw:style-name="a198" draw:name="Google Shape;56;p3" svg:x="10.75442in" svg:y="6.17326in" svg:width="0.34721in" svg:height="0.23561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41" draw:style-name="a202" draw:name="Google Shape;57;p3" svg:x="11.02619in" svg:y="6.14803in" svg:width="1.05906in" svg:height="0.28609in">
              <draw:text-box>
                <text:p text:style-name="a201" text:class-names="" text:cond-style-name=""><text:span text:style-name="a199" text:class-names="">LANGUES</text:span><text:span text:style-name="a200" text:class-names=""/></text:p>
              </draw:text-box>
              <svg:title/>
              <svg:desc/>
            </draw:frame>
            <draw:connector draw:type="line" svg:x1="11.13484in" svg:y1="6.41723in" svg:x2="11.83831in" svg:y2="6.41723in" draw:id="id42" draw:style-name="a203" draw:name="Google Shape;58;p3">
              <svg:title/>
              <svg:desc/>
            </draw:connector>
          </draw:g>
          <draw:frame draw:id="id39" draw:style-name="a197" draw:name="Google Shape;59;p3" svg:x="10.80915in" svg:y="6.60758in" svg:width="2.21775in" svg:height="0.40391in">
            <draw:text-box>
              <text:p text:style-name="a194" text:class-names="" text:cond-style-name=""><text:span text:style-name="a191" text:class-names="">Anglais<text:s text:c="1"/></text:span><text:span text:style-name="a192" text:class-names=""><text:s text:c="1"/>: Professionnel</text:span><text:span text:style-name="a193" text:class-names=""/></text:p>
              <text:p text:style-name="a196" text:class-names="" text:cond-style-name=""><text:span text:style-name="a195" text:class-names=""/></text:p>
            </draw:text-box>
            <svg:title/>
            <svg:desc/>
          </draw:frame>
        </draw:g>
        <draw:frame draw:id="id23" draw:style-name="a109" draw:name="Google Shape;60;p3" svg:x="0.16553in" svg:y="4.79874in" svg:width="0.27904in" svg:height="0.85696in">
          <draw:text-box>
            <text:p text:style-name="a108" text:class-names="" text:cond-style-name=""><text:span text:style-name="a106" text:class-names="">"</text:span><text:span text:style-name="a107" text:class-names=""/></text:p>
          </draw:text-box>
          <svg:title/>
          <svg:desc/>
        </draw:frame>
        <draw:frame draw:id="id24" draw:style-name="a113" draw:transform="translate(-0.15345in -0.42848in) rotate(-3.14159) translate(2.62033in 5.67028in)" draw:name="Google Shape;61;p3" svg:width="0.3069in" svg:height="0.85696in">
          <draw:text-box>
            <text:p text:style-name="a112" text:class-names="" text:cond-style-name=""><text:span text:style-name="a110" text:class-names="">"</text:span><text:span text:style-name="a111" text:class-names=""/></text:p>
          </draw:text-box>
          <svg:title/>
          <svg:desc/>
        </draw:frame>
        <draw:g draw:name="Google Shape;62;p3" draw:id="id25">
          <svg:title/>
          <svg:desc/>
          <draw:frame draw:id="id36" draw:style-name="a181" draw:name="Google Shape;63;p3" svg:x="3.28512in" svg:y="6.52139in" svg:width="6.76613in" svg:height="0.77415in">
            <draw:text-box>
              <text:list text:style-name="a172">
                <text:list-item>
                  <text:p text:style-name="a171" text:class-names="" text:cond-style-name=""><text:span text:style-name="a169" text:class-names="">Administration du tenant Boomi</text:span><text:span text:style-name="a170" text:class-names=""/></text:p>
                </text:list-item>
              </text:list>
              <text:list text:style-name="a176">
                <text:list-item>
                  <text:p text:style-name="a175" text:class-names="" text:cond-style-name=""><text:span text:style-name="a173" text:class-names="">Mise en place d’une quarantaine d’interfaces entre D365 FO et des applications tierces (SAGE, Zeendoc, Talentia, SQL Serveur, Imanage, Hudi, Bluebox …). Flux d’intégration et API Rest.<text:s text:c="1"/></text:span><text:span text:style-name="a174" text:class-names=""/></text:p>
                </text:list-item>
              </text:list>
              <text:list text:style-name="a180">
                <text:list-item>
                  <text:p text:style-name="a179" text:class-names="" text:cond-style-name=""><text:span text:style-name="a177" text:class-names="">Tierce Maintenance Applicative depuis janvier 2023</text:span><text:span text:style-name="a178" text:class-names=""/></text:p>
                </text:list-item>
              </text:list>
            </draw:text-box>
            <svg:title/>
            <svg:desc/>
          </draw:frame>
          <draw:frame draw:id="id37" draw:style-name="a190" draw:name="Google Shape;64;p3" svg:x="3.28208in" svg:y="6.05375in" svg:width="6.30837in" svg:height="0.50488in">
            <draw:text-box>
              <text:p text:style-name="a189" text:class-names="" text:cond-style-name=""><text:span text:style-name="a182" text:class-names="">CMS Francis Lefebvre</text:span><text:span text:style-name="a183" text:class-names=""><text:line-break/></text:span><text:span text:style-name="a184" text:class-names="">Chef de projet Boomi | 1</text:span><text:span text:style-name="a185" text:class-names="">er</text:span><text:span text:style-name="a186" text:class-names=""><text:s text:c="1"/>semestre 2021 -<text:s text:c="1"/></text:span><text:span text:style-name="a187" text:class-names="">Juin 2025</text:span><text:span text:style-name="a188" text:class-names=""/></text:p>
            </draw:text-box>
            <svg:title/>
            <svg:desc/>
          </draw:frame>
        </draw:g>
        <draw:g draw:name="Google Shape;65;p3" draw:id="id26">
          <svg:title/>
          <svg:desc/>
          <draw:frame draw:id="id34" draw:style-name="a159" draw:name="Google Shape;66;p3" svg:x="3.30531in" svg:y="5.21295in" svg:width="6.97743in" svg:height="0.94245in">
            <draw:text-box>
              <text:list text:style-name="a150">
                <text:list-item>
                  <text:p text:style-name="a149" text:class-names="" text:cond-style-name=""><text:span text:style-name="a147" text:class-names="">Administration du tenant Boomi</text:span><text:span text:style-name="a148" text:class-names=""/></text:p>
                </text:list-item>
              </text:list>
              <text:list text:style-name="a154">
                <text:list-item>
                  <text:p text:style-name="a153" text:class-names="" text:cond-style-name=""><text:span text:style-name="a151" text:class-names="">Build et Run : Suivi projets et développements de multiples interfaces de transferts de données sur des sources/cibles multiples telles que : Oracle SGBD, Cegid, Salesforce, Zycus, FinanceActive, Docusign.</text:span><text:span text:style-name="a152" text:class-names=""/></text:p>
                </text:list-item>
              </text:list>
              <text:list text:style-name="a158">
                <text:list-item>
                  <text:p text:style-name="a157" text:class-names="" text:cond-style-name=""><text:span text:style-name="a155" text:class-names="">Réalisation de Proof Of Concept SPIE Belgique<text:s text:c="1"/></text:span><text:span text:style-name="a156" text:class-names=""/></text:p>
                </text:list-item>
              </text:list>
            </draw:text-box>
            <svg:title/>
            <svg:desc/>
          </draw:frame>
          <draw:frame draw:id="id35" draw:style-name="a168" draw:name="Google Shape;67;p3" svg:x="3.30218in" svg:y="4.7603in" svg:width="6.50538in" svg:height="0.50488in">
            <draw:text-box>
              <text:p text:style-name="a167" text:class-names="" text:cond-style-name=""><text:span text:style-name="a160" text:class-names="">Spie Opérations</text:span><text:span text:style-name="a161" text:class-names=""><text:line-break/></text:span><text:span text:style-name="a162" text:class-names="">Chef de projet Boomi | 1</text:span><text:span text:style-name="a163" text:class-names="">er</text:span><text:span text:style-name="a164" text:class-names=""><text:s text:c="1"/>semestre 2022 -<text:s text:c="1"/></text:span><text:span text:style-name="a165" text:class-names="">Juin 2025</text:span><text:span text:style-name="a166" text:class-names=""/></text:p>
            </draw:text-box>
            <svg:title/>
            <svg:desc/>
          </draw:frame>
        </draw:g>
        <draw:g draw:name="Google Shape;68;p3" draw:id="id27">
          <svg:title/>
          <svg:desc/>
          <draw:frame draw:id="id32" draw:style-name="a140" draw:name="Google Shape;69;p3" svg:x="3.30673in" svg:y="4.0749in" svg:width="6.76613in" svg:height="0.60586in">
            <draw:text-box>
              <text:list text:style-name="a135">
                <text:list-item>
                  <text:p text:style-name="a134" text:class-names="" text:cond-style-name=""><text:span text:style-name="a132" text:class-names="">Administration du tenant Boomi</text:span><text:span text:style-name="a133" text:class-names=""/></text:p>
                </text:list-item>
              </text:list>
              <text:list text:style-name="a139">
                <text:list-item>
                  <text:p text:style-name="a138" text:class-names="" text:cond-style-name=""><text:span text:style-name="a136" text:class-names="">Build et Run : Suivi projets et développements dans le cadre d’une activité e-Commerce. Créations et réalisations d’interfaces entre Shopify, Lengow, Onestock, BC Microsoft, SNDR, Baback.</text:span><text:span text:style-name="a137" text:class-names=""/></text:p>
                </text:list-item>
              </text:list>
            </draw:text-box>
            <svg:title/>
            <svg:desc/>
          </draw:frame>
          <draw:frame draw:id="id33" draw:style-name="a146" draw:name="Google Shape;70;p3" svg:x="3.3037in" svg:y="3.62225in" svg:width="6.30837in" svg:height="0.50488in">
            <draw:text-box>
              <text:p text:style-name="a145" text:class-names="" text:cond-style-name=""><text:span text:style-name="a141" text:class-names="">Doudounes JOTT</text:span><text:span text:style-name="a142" text:class-names=""><text:line-break/></text:span><text:span text:style-name="a143" text:class-names="">Chef de projet Boomi | 2ème semestre 2023 - Décembre 2024</text:span><text:span text:style-name="a144" text:class-names=""/></text:p>
            </draw:text-box>
            <svg:title/>
            <svg:desc/>
          </draw:frame>
        </draw:g>
        <draw:g draw:name="Google Shape;71;p3" draw:id="id28">
          <svg:title/>
          <svg:desc/>
          <draw:frame draw:id="id30" draw:style-name="a125" draw:name="Google Shape;72;p3" svg:x="3.30522in" svg:y="3.10514in" svg:width="6.76613in" svg:height="0.43757in">
            <draw:text-box>
              <text:list text:style-name="a120">
                <text:list-item>
                  <text:p text:style-name="a119" text:class-names="" text:cond-style-name=""><text:span text:style-name="a117" text:class-names="">Audit de l’existant Boomi, mise en place et réalisations des actions correctives</text:span><text:span text:style-name="a118" text:class-names=""/></text:p>
                </text:list-item>
              </text:list>
              <text:list text:style-name="a124">
                <text:list-item>
                  <text:p text:style-name="a123" text:class-names="" text:cond-style-name=""><text:span text:style-name="a121" text:class-names="">Administration du tenant Boomi</text:span><text:span text:style-name="a122" text:class-names=""/></text:p>
                </text:list-item>
              </text:list>
            </draw:text-box>
            <svg:title/>
            <svg:desc/>
          </draw:frame>
          <draw:frame draw:id="id31" draw:style-name="a131" draw:name="Google Shape;73;p3" svg:x="3.30218in" svg:y="2.65249in" svg:width="6.30837in" svg:height="0.50488in">
            <draw:text-box>
              <text:p text:style-name="a130" text:class-names="" text:cond-style-name=""><text:span text:style-name="a126" text:class-names="">Spie Oil &amp; Gas Services</text:span><text:span text:style-name="a127" text:class-names=""><text:line-break/></text:span><text:span text:style-name="a128" text:class-names="">Chef de projet Boomi | 3ème semestre 2023 - Juin 2025</text:span><text:span text:style-name="a129" text:class-names=""/></text:p>
            </draw:text-box>
            <svg:title/>
            <svg:desc/>
          </draw:frame>
        </draw:g>
        <draw:custom-shape svg:x="0.4944in" svg:y="6.56461in" svg:width="2.21785in" svg:height="0.73097in" draw:id="id29" draw:style-name="a116" draw:name="Google Shape;74;p3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04">
          <draw:frame draw:id="id66" presentation:style-name="a302" draw:name="Google Shape;17;p1:notes" svg:x="0.74306in" svg:y="5.22396in" svg:width="5.94792in" svg:height="4.27431in" presentation:class="notes" presentation:placeholder="true">
            <draw:text-box/>
            <svg:title/>
            <svg:desc/>
          </draw:frame>
          <draw:page-thumbnail draw:page-number="1" svg:x="0.46181in" svg:y="1.35764in" svg:width="6.51042in" svg:height="3.66319in" presentation:class="page" draw:id="id67" presentation:style-name="a303" draw:name="Google Shape;18;p1:notes">
            <svg:title/>
            <svg:desc/>
          </draw:page-thumbnail>
        </presentation:notes>
      </draw:page>
      <draw:page draw:name="Slide2" draw:style-name="a305" draw:master-page-name="Master1-Layout1-cust-Diapositive-de-titre" presentation:presentation-page-layout-name="Master1-PPL1" draw:id="Slide-257">
        <draw:g draw:name="Google Shape;79;p4" draw:id="id68">
          <svg:title/>
          <svg:desc/>
          <draw:frame draw:id="id85" draw:style-name="a405" draw:name="Google Shape;80;p4" svg:x="3.54034in" svg:y="0.30162in" svg:width="0.18053in" svg:height="0.22337in" style:rel-width="scale" style:rel-height="scale">
            <draw:image xlink:href="media/image2.png" xlink:type="simple" xlink:show="embed" xlink:actuate="onLoad"/>
            <svg:title/>
            <svg:desc/>
          </draw:frame>
          <draw:frame draw:id="id86" draw:style-name="a409" draw:name="Google Shape;81;p4" svg:x="3.72099in" svg:y="0.25498in" svg:width="1.77493in" svg:height="0.28609in">
            <draw:text-box>
              <text:p text:style-name="a408" text:class-names="" text:cond-style-name=""><text:span text:style-name="a406" text:class-names="">EXPÉRIENCES<text:s text:c="1"/></text:span><text:span text:style-name="a407" text:class-names=""/></text:p>
            </draw:text-box>
            <svg:title/>
            <svg:desc/>
          </draw:frame>
          <draw:connector draw:type="line" svg:x1="3.82338in" svg:y1="0.5258in" svg:x2="4.78621in" svg:y2="0.5258in" draw:id="id87" draw:style-name="a410" draw:name="Google Shape;82;p4">
            <svg:title/>
            <svg:desc/>
          </draw:connector>
        </draw:g>
        <draw:g draw:name="Google Shape;83;p4" draw:id="id69">
          <svg:title/>
          <svg:desc/>
          <draw:frame draw:id="id83" draw:style-name="a394" draw:name="Google Shape;84;p4" svg:x="3.52089in" svg:y="6.35602in" svg:width="6.76613in" svg:height="0.60586in">
            <draw:text-box>
              <text:list text:style-name="a386">
                <text:list-item>
                  <text:p text:style-name="a385" text:class-names="" text:cond-style-name=""><text:span text:style-name="a383" text:class-names="">Alimentation des datamarts Publications, Personnels, Structures et contrats partenariats</text:span><text:span text:style-name="a384" text:class-names=""/></text:p>
                </text:list-item>
              </text:list>
              <text:list text:style-name="a390">
                <text:list-item>
                  <text:p text:style-name="a389" text:class-names="" text:cond-style-name=""><text:span text:style-name="a387" text:class-names="">Reporting Géographiques</text:span><text:span text:style-name="a388" text:class-names=""/></text:p>
                </text:list-item>
              </text:list>
              <text:p text:style-name="a393" text:class-names="" text:cond-style-name=""><text:span text:style-name="a391" text:class-names="">Technos : Powercenter Informatica, Qlikview 10, Oracle 10, Unix</text:span><text:span text:style-name="a392" text:class-names=""/></text:p>
            </draw:text-box>
            <svg:title/>
            <svg:desc/>
          </draw:frame>
          <draw:frame draw:id="id84" draw:style-name="a404" draw:name="Google Shape;85;p4" svg:x="3.52089in" svg:y="5.8584in" svg:width="6.30837in" svg:height="0.54931in">
            <draw:text-box>
              <text:p text:style-name="a403" text:class-names="" text:cond-style-name=""><text:span text:style-name="a395" text:class-names="">CNRS de Toulouse</text:span><text:span text:style-name="a396" text:class-names=""><text:line-break/></text:span><text:span text:style-name="a397" text:class-names="">Consultant décisionnel | 3</text:span><text:span text:style-name="a398" text:class-names="">ème</text:span><text:span text:style-name="a399" text:class-names=""><text:s text:c="1"/>et 4</text:span><text:span text:style-name="a400" text:class-names="">ème</text:span><text:span text:style-name="a401" text:class-names=""><text:s text:c="1"/>trimestre 2010</text:span><text:span text:style-name="a402" text:class-names=""/></text:p>
            </draw:text-box>
            <svg:title/>
            <svg:desc/>
          </draw:frame>
        </draw:g>
        <draw:g draw:name="Google Shape;86;p4" draw:id="id70">
          <svg:title/>
          <svg:desc/>
          <draw:frame draw:id="id81" draw:style-name="a376" draw:name="Google Shape;87;p4" svg:x="3.51768in" svg:y="5.06462in" svg:width="6.30837in" svg:height="0.95928in">
            <draw:text-box>
              <text:list text:style-name="a366">
                <text:list-item>
                  <text:p text:style-name="a365" text:class-names="" text:cond-style-name=""><text:span text:style-name="a363" text:class-names="">Mise en place de l’application de référentiel client</text:span><text:span text:style-name="a364" text:class-names=""/></text:p>
                </text:list-item>
              </text:list>
              <text:list text:style-name="a370">
                <text:list-item>
                  <text:p text:style-name="a369" text:class-names="" text:cond-style-name=""><text:span text:style-name="a367" text:class-names="">Installation plateforme MDS et DQS, mise en place de la maintenance, rédaction de la documentation technique</text:span><text:span text:style-name="a368" text:class-names=""/></text:p>
                </text:list-item>
              </text:list>
              <text:p text:style-name="a373" text:class-names="" text:cond-style-name=""><text:span text:style-name="a371" text:class-names="">Technos : SQL Server 2012, MDS, DQS, SSIS 2010</text:span><text:span text:style-name="a372" text:class-names=""/></text:p>
              <text:p text:style-name="a375" text:class-names="" text:cond-style-name=""><text:span text:style-name="a374" text:class-names=""/></text:p>
            </draw:text-box>
            <svg:title/>
            <svg:desc/>
          </draw:frame>
          <draw:frame draw:id="id82" draw:style-name="a382" draw:name="Google Shape;88;p4" svg:x="3.50728in" svg:y="4.61565in" svg:width="6.30837in" svg:height="0.50488in">
            <draw:text-box>
              <text:p text:style-name="a381" text:class-names="" text:cond-style-name=""><text:span text:style-name="a377" text:class-names="">Coopérative agricole Arterris</text:span><text:span text:style-name="a378" text:class-names=""><text:line-break/></text:span><text:span text:style-name="a379" text:class-names="">Consultant technique | 4ème trimestre 2013</text:span><text:span text:style-name="a380" text:class-names=""/></text:p>
            </draw:text-box>
            <svg:title/>
            <svg:desc/>
          </draw:frame>
        </draw:g>
        <draw:g draw:name="Google Shape;89;p4" draw:id="id71">
          <svg:title/>
          <svg:desc/>
          <draw:frame draw:id="id79" draw:style-name="a356" draw:name="Google Shape;90;p4" svg:x="3.50728in" svg:y="3.27065in" svg:width="6.30837in" svg:height="1.27904in">
            <draw:text-box>
              <text:list text:style-name="a340">
                <text:list-item>
                  <text:p text:style-name="a339" text:class-names="" text:cond-style-name=""><text:span text:style-name="a337" text:class-names="">Projet datamart Altea CM et Altea FM (Powercenter)<text:s text:c="1"/></text:span><text:span text:style-name="a338" text:class-names=""/></text:p>
                </text:list-item>
              </text:list>
              <text:list text:style-name="a344">
                <text:list-item>
                  <text:p text:style-name="a343" text:class-names="" text:cond-style-name=""><text:span text:style-name="a341" text:class-names="">Projet suivi de l’activité des agents de la piste (ELK, Hadoop)</text:span><text:span text:style-name="a342" text:class-names=""/></text:p>
                </text:list-item>
              </text:list>
              <text:list text:style-name="a348">
                <text:list-item>
                  <text:p text:style-name="a347" text:class-names="" text:cond-style-name=""><text:span text:style-name="a345" text:class-names="">Automatisation algorithmes ML de la recherche opérationnelle (Python, Skein, Hadoop)</text:span><text:span text:style-name="a346" text:class-names=""/></text:p>
                </text:list-item>
              </text:list>
              <text:list text:style-name="a352">
                <text:list-item>
                  <text:p text:style-name="a351" text:class-names="" text:cond-style-name=""><text:span text:style-name="a349" text:class-names="">Réalisation divers projets : Bienvenue (Lounge), Datactrl (Contrôle de cohérence des données), RTC (Ressources), GPS (Prestations), XBAG (excédents bagages)</text:span><text:span text:style-name="a350" text:class-names=""/></text:p>
                </text:list-item>
              </text:list>
              <text:p text:style-name="a355" text:class-names="" text:cond-style-name=""><text:span text:style-name="a353" text:class-names="">Technos : Powermart Informatica, Spark, Suite ELK, MongoDB, Hiveql, Talend MM, BI4 et BOXi, Unix, Perl, PostgreSql, Oracle, Teradata.</text:span><text:span text:style-name="a354" text:class-names=""/></text:p>
            </draw:text-box>
            <svg:title/>
            <svg:desc/>
          </draw:frame>
          <draw:frame draw:id="id80" draw:style-name="a362" draw:name="Google Shape;91;p4" svg:x="3.50728in" svg:y="2.8749in" svg:width="6.30837in" svg:height="0.48077in">
            <draw:text-box>
              <text:p text:style-name="a361" text:class-names="" text:cond-style-name=""><text:span text:style-name="a357" text:class-names="">Compagnie aérienne Air France</text:span><text:span text:style-name="a358" text:class-names=""><text:line-break/></text:span><text:span text:style-name="a359" text:class-names="">Expert technique et chef de Projet Domaine Exploitation | 2007-2020<text:s text:c="1"/></text:span><text:span text:style-name="a360" text:class-names=""/></text:p>
            </draw:text-box>
            <svg:title/>
            <svg:desc/>
          </draw:frame>
        </draw:g>
        <draw:g draw:name="Google Shape;92;p4" draw:id="id72">
          <svg:title/>
          <svg:desc/>
          <draw:frame draw:id="id77" draw:style-name="a330" draw:name="Google Shape;93;p4" svg:x="3.50728in" svg:y="2.30623in" svg:width="6.76613in" svg:height="0.43757in">
            <draw:text-box>
              <text:list text:style-name="a329">
                <text:list-item>
                  <text:p text:style-name="a328" text:class-names="" text:cond-style-name=""><text:span text:style-name="a326" text:class-names="">Automatisation du chargement du dictionnaire de données (Teradata) et des usages de données via des extractions graphQL de Tableau Software</text:span><text:span text:style-name="a327" text:class-names=""/></text:p>
                </text:list-item>
              </text:list>
            </draw:text-box>
            <svg:title/>
            <svg:desc/>
          </draw:frame>
          <draw:frame draw:id="id78" draw:style-name="a336" draw:name="Google Shape;94;p4" svg:x="3.50728in" svg:y="1.89765in" svg:width="6.30837in" svg:height="0.50488in">
            <draw:text-box>
              <text:p text:style-name="a335" text:class-names="" text:cond-style-name=""><text:span text:style-name="a331" text:class-names="">Bouygues Telecom</text:span><text:span text:style-name="a332" text:class-names=""><text:line-break/></text:span><text:span text:style-name="a333" text:class-names="">Etude et automatisation alimentation Data Galaxy| nov 2021- mai 2022</text:span><text:span text:style-name="a334" text:class-names=""/></text:p>
            </draw:text-box>
            <svg:title/>
            <svg:desc/>
          </draw:frame>
        </draw:g>
        <draw:g draw:name="Google Shape;95;p4" draw:id="id73">
          <svg:title/>
          <svg:desc/>
          <draw:frame draw:id="id75" draw:style-name="a317" draw:name="Google Shape;96;p4" svg:x="3.50728in" svg:y="1.24939in" svg:width="6.76613in" svg:height="0.43757in">
            <draw:text-box>
              <text:list text:style-name="a312">
                <text:list-item>
                  <text:p text:style-name="a311" text:class-names="" text:cond-style-name=""><text:span text:style-name="a309" text:class-names="">Mise en place du tenant Boomi : administration, DAT, procédure d’exploitation.</text:span><text:span text:style-name="a310" text:class-names=""/></text:p>
                </text:list-item>
              </text:list>
              <text:list text:style-name="a316">
                <text:list-item>
                  <text:p text:style-name="a315" text:class-names="" text:cond-style-name=""><text:span text:style-name="a313" text:class-names="">Suivi projet + Devs : Mise en place d’interfaces entre SAP 4/HANA et Snowflake.</text:span><text:span text:style-name="a314" text:class-names=""/></text:p>
                </text:list-item>
              </text:list>
            </draw:text-box>
            <svg:title/>
            <svg:desc/>
          </draw:frame>
          <draw:frame draw:id="id76" draw:style-name="a325" draw:name="Google Shape;97;p4" svg:x="3.50728in" svg:y="0.75177in" svg:width="6.30837in" svg:height="0.50488in">
            <draw:text-box>
              <text:p text:style-name="a324" text:class-names="" text:cond-style-name=""><text:span text:style-name="a318" text:class-names="">Cabine GIDE</text:span><text:span text:style-name="a319" text:class-names=""><text:line-break/></text:span><text:span text:style-name="a320" text:class-names="">Chef de projet Boomi | 1</text:span><text:span text:style-name="a321" text:class-names="">er</text:span><text:span text:style-name="a322" text:class-names=""><text:s text:c="1"/>semestre 2022 – fin 2023</text:span><text:span text:style-name="a323" text:class-names=""/></text:p>
            </draw:text-box>
            <svg:title/>
            <svg:desc/>
          </draw:frame>
        </draw:g>
        <draw:custom-shape svg:x="0.4944in" svg:y="6.56461in" svg:width="2.21785in" svg:height="0.73097in" draw:id="id74" draw:style-name="a308" draw:name="Google Shape;98;p4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13">
          <draw:frame draw:id="id88" presentation:style-name="a411" draw:name="Google Shape;76;p2:notes" svg:x="0.74306in" svg:y="5.22396in" svg:width="5.94792in" svg:height="4.27431in" presentation:class="notes" presentation:placeholder="true">
            <draw:text-box/>
            <svg:title/>
            <svg:desc/>
          </draw:frame>
          <draw:page-thumbnail draw:page-number="2" svg:x="0.46181in" svg:y="1.35764in" svg:width="6.51042in" svg:height="3.66319in" presentation:class="page" draw:id="id89" presentation:style-name="a412" draw:name="Google Shape;77;p2:notes">
            <svg:title/>
            <svg:desc/>
          </draw:page-thumbnail>
        </presentation:notes>
      </draw:page>
      <draw:page draw:name="Slide3" draw:style-name="a414" draw:master-page-name="Master1-Layout1-cust-Diapositive-de-titre" presentation:presentation-page-layout-name="Master1-PPL1" draw:id="Slide-258">
        <draw:g draw:name="Google Shape;103;p5" draw:id="id90">
          <svg:title/>
          <svg:desc/>
          <draw:frame draw:id="id101" draw:style-name="a492" draw:name="Google Shape;104;p5" svg:x="3.54034in" svg:y="0.30162in" svg:width="0.18053in" svg:height="0.22337in" style:rel-width="scale" style:rel-height="scale">
            <draw:image xlink:href="media/image2.png" xlink:type="simple" xlink:show="embed" xlink:actuate="onLoad"/>
            <svg:title/>
            <svg:desc/>
          </draw:frame>
          <draw:frame draw:id="id102" draw:style-name="a496" draw:name="Google Shape;105;p5" svg:x="3.72099in" svg:y="0.25498in" svg:width="1.51903in" svg:height="0.28609in">
            <draw:text-box>
              <text:p text:style-name="a495" text:class-names="" text:cond-style-name=""><text:span text:style-name="a493" text:class-names="">EXPÉRIENCES<text:s text:c="1"/></text:span><text:span text:style-name="a494" text:class-names=""/></text:p>
            </draw:text-box>
            <svg:title/>
            <svg:desc/>
          </draw:frame>
          <draw:connector draw:type="line" svg:x1="3.82338in" svg:y1="0.5258in" svg:x2="4.78621in" svg:y2="0.5258in" draw:id="id103" draw:style-name="a497" draw:name="Google Shape;106;p5">
            <svg:title/>
            <svg:desc/>
          </draw:connector>
        </draw:g>
        <draw:g draw:name="Google Shape;107;p5" draw:id="id91">
          <svg:title/>
          <svg:desc/>
          <draw:frame draw:id="id99" draw:style-name="a485" draw:name="Google Shape;108;p5" svg:x="3.2804in" svg:y="5.53526in" svg:width="6.30837in" svg:height="1.11074in">
            <draw:text-box>
              <text:list text:style-name="a476">
                <text:list-item>
                  <text:p text:style-name="a475" text:class-names="" text:cond-style-name=""><text:span text:style-name="a473" text:class-names="">Réalisation d’études statistiques : administration de fichiers de données, techniques de nettoyage et d’homogénéisation des données, transformations de variables, recherches de modèles, évaluation des résultats et intégration des connaissances</text:span><text:span text:style-name="a474" text:class-names=""/></text:p>
                </text:list-item>
              </text:list>
              <text:list text:style-name="a480">
                <text:list-item>
                  <text:p text:style-name="a479" text:class-names="" text:cond-style-name=""><text:span text:style-name="a477" text:class-names="">Réalisation de formations statistiques : statistique descriptive, statistique inférentielle, analyses multidimensionnelles, analyses des données textuelles</text:span><text:span text:style-name="a478" text:class-names=""/></text:p>
                </text:list-item>
              </text:list>
              <text:list text:style-name="a484">
                <text:list-item>
                  <text:p text:style-name="a483" text:class-names="" text:cond-style-name=""><text:span text:style-name="a481" text:class-names="">Technos : SPADN, SPADT, SPSS, MSACCESS</text:span><text:span text:style-name="a482" text:class-names=""/></text:p>
                </text:list-item>
              </text:list>
            </draw:text-box>
            <svg:title/>
            <svg:desc/>
          </draw:frame>
          <draw:frame draw:id="id100" draw:style-name="a491" draw:name="Google Shape;109;p5" svg:x="3.2804in" svg:y="5.11966in" svg:width="6.30837in" svg:height="0.50488in">
            <draw:text-box>
              <text:p text:style-name="a490" text:class-names="" text:cond-style-name=""><text:span text:style-name="a486" text:class-names="">Centre de statistique de l’IUFM de Toulouse</text:span><text:span text:style-name="a487" text:class-names=""><text:line-break/></text:span><text:span text:style-name="a488" text:class-names="">Statisticien | 1994-1998</text:span><text:span text:style-name="a489" text:class-names=""/></text:p>
            </draw:text-box>
            <svg:title/>
            <svg:desc/>
          </draw:frame>
        </draw:g>
        <draw:g draw:name="Google Shape;110;p5" draw:id="id92">
          <svg:title/>
          <svg:desc/>
          <draw:frame draw:id="id97" draw:style-name="a466" draw:name="Google Shape;111;p5" svg:x="3.2804in" svg:y="1.06009in" svg:width="6.30837in" svg:height="1.96904in">
            <draw:text-box>
              <text:list text:style-name="a448">
                <text:list-item>
                  <text:p text:style-name="a447" text:class-names="" text:cond-style-name=""><text:span text:style-name="a445" text:class-names="">Projet IRIS : déplacements dans les filiales du groupes pour la mise en place d’un module de statistique des ventes. Entretiens, développements, installation et automatisation de la solution, formation et accompagnements des utilisateurs.</text:span><text:span text:style-name="a446" text:class-names=""/></text:p>
                </text:list-item>
              </text:list>
              <text:list text:style-name="a452">
                <text:list-item>
                  <text:p text:style-name="a451" text:class-names="" text:cond-style-name=""><text:span text:style-name="a449" text:class-names="">Mise en place et intégration de la consolidation des clients du groupe (CCG)</text:span><text:span text:style-name="a450" text:class-names=""/></text:p>
                </text:list-item>
              </text:list>
              <text:list text:style-name="a456">
                <text:list-item>
                  <text:p text:style-name="a455" text:class-names="" text:cond-style-name=""><text:span text:style-name="a453" text:class-names="">Mise en place et intégration des coûts de distribution des produits PF destinés à l’export et aux différentes filiales (CDD)</text:span><text:span text:style-name="a454" text:class-names=""/></text:p>
                </text:list-item>
              </text:list>
              <text:list text:style-name="a460">
                <text:list-item>
                  <text:p text:style-name="a459" text:class-names="" text:cond-style-name=""><text:span text:style-name="a457" text:class-names="">Mise en place et intégration des données commerciales des systèmes opérants et création des rapports standards aux utilisateurs (SDV)</text:span><text:span text:style-name="a458" text:class-names=""/></text:p>
                </text:list-item>
              </text:list>
              <text:p text:style-name="a463" text:class-names="" text:cond-style-name=""><text:span text:style-name="a461" text:class-names="">Technos : Unix, Transact-SQL sur SQL server 2000, procédures PL/SQL, Datastage, SyncSort, Cognos Upfront, Transformer, Powerplay 6 et Impromptu 5.</text:span><text:span text:style-name="a462" text:class-names=""/></text:p>
              <text:p text:style-name="a465" text:class-names="" text:cond-style-name=""><text:span text:style-name="a464" text:class-names=""/></text:p>
            </draw:text-box>
            <svg:title/>
            <svg:desc/>
          </draw:frame>
          <draw:frame draw:id="id98" draw:style-name="a472" draw:name="Google Shape;112;p5" svg:x="3.2804in" svg:y="0.58772in" svg:width="6.30837in" svg:height="0.57384in">
            <draw:text-box>
              <text:p text:style-name="a471" text:class-names="" text:cond-style-name=""><text:span text:style-name="a467" text:class-names="">Laboratoire Pierre Fabre</text:span><text:span text:style-name="a468" text:class-names=""><text:line-break/></text:span><text:span text:style-name="a469" text:class-names="">Consultant décisionnel | 1999-2007<text:s text:c="1"/></text:span><text:span text:style-name="a470" text:class-names=""/></text:p>
            </draw:text-box>
            <svg:title/>
            <svg:desc/>
          </draw:frame>
        </draw:g>
        <draw:g draw:name="Google Shape;113;p5" draw:id="id93">
          <svg:title/>
          <svg:desc/>
          <draw:frame draw:id="id95" draw:style-name="a438" draw:name="Google Shape;114;p5" svg:x="3.2804in" svg:y="3.40286in" svg:width="6.76613in" svg:height="1.61563in">
            <draw:text-box>
              <text:list text:style-name="a421">
                <text:list-item>
                  <text:p text:style-name="a420" text:class-names="" text:cond-style-name=""><text:span text:style-name="a418" text:class-names="">Robert Bosch à Rodez : Participation à la mise en œuvre d’un Datamart pour le suivi des horaires des cadres</text:span><text:span text:style-name="a419" text:class-names=""/></text:p>
                </text:list-item>
              </text:list>
              <text:list text:style-name="a425">
                <text:list-item>
                  <text:p text:style-name="a424" text:class-names="" text:cond-style-name=""><text:span text:style-name="a422" text:class-names="">Hôpitaux de Toulouse : Edition de rapports sur Cognos Impromptu à partir de la base de production sous Oracle, réalisation de tris à plat, tris croisés, formation et conseil</text:span><text:span text:style-name="a423" text:class-names=""/></text:p>
                </text:list-item>
              </text:list>
              <text:list text:style-name="a429">
                <text:list-item>
                  <text:p text:style-name="a428" text:class-names="" text:cond-style-name=""><text:span text:style-name="a426" text:class-names="">Sun Microsystems à Paris : Création d'un questionnaire interactif sur PalmPilot avec échange des données distant avec une plate-forme Unix</text:span><text:span text:style-name="a427" text:class-names=""/></text:p>
                </text:list-item>
              </text:list>
              <text:list text:style-name="a433">
                <text:list-item>
                  <text:p text:style-name="a432" text:class-names="" text:cond-style-name=""><text:span text:style-name="a430" text:class-names="">CNES à Toulouse : Développement de procédures d’alimentation DataStage</text:span><text:span text:style-name="a431" text:class-names=""/></text:p>
                </text:list-item>
              </text:list>
              <text:list text:style-name="a437">
                <text:list-item>
                  <text:p text:style-name="a436" text:class-names="" text:cond-style-name=""><text:span text:style-name="a434" text:class-names="">Kaufmann &amp; Broad à Toulouse : Réalisation d’une solution de base de données d’estimation des coûts de construction immobilière avec Reporting sur le logiciel SPSS et formation des utilisateurs</text:span><text:span text:style-name="a435" text:class-names=""/></text:p>
                </text:list-item>
              </text:list>
            </draw:text-box>
            <svg:title/>
            <svg:desc/>
          </draw:frame>
          <draw:frame draw:id="id96" draw:style-name="a444" draw:name="Google Shape;115;p5" svg:x="3.2804in" svg:y="2.94548in" svg:width="6.30837in" svg:height="0.50488in">
            <draw:text-box>
              <text:p text:style-name="a443" text:class-names="" text:cond-style-name=""><text:span text:style-name="a439" text:class-names="">Agence Homsys</text:span><text:span text:style-name="a440" text:class-names=""><text:line-break/></text:span><text:span text:style-name="a441" text:class-names="">Consultant | 1999</text:span><text:span text:style-name="a442" text:class-names=""/></text:p>
            </draw:text-box>
            <svg:title/>
            <svg:desc/>
          </draw:frame>
        </draw:g>
        <draw:custom-shape svg:x="0.4944in" svg:y="6.56461in" svg:width="2.21785in" svg:height="0.73097in" draw:id="id94" draw:style-name="a417" draw:name="Google Shape;116;p5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00">
          <draw:frame draw:id="id104" presentation:style-name="a498" draw:name="Google Shape;100;p3:notes" svg:x="0.74306in" svg:y="5.22396in" svg:width="5.94792in" svg:height="4.27431in" presentation:class="notes" presentation:placeholder="true">
            <draw:text-box/>
            <svg:title/>
            <svg:desc/>
          </draw:frame>
          <draw:page-thumbnail draw:page-number="3" svg:x="0.46181in" svg:y="1.35764in" svg:width="6.51042in" svg:height="3.66319in" presentation:class="page" draw:id="id105" presentation:style-name="a499" draw:name="Google Shape;101;p3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/>
    <style:style style:family="graphic" style:name="Graphics"/>
    <style:default-style style:family="graphic">
      <style:graphic-properties draw:fill="solid" draw:fill-color="#4472c4" draw:opacity="100%" draw:stroke="solid" svg:stroke-width="0.02778in" svg:stroke-color="#172c51" svg:stroke-opacity="100%" svg:stroke-linecap="butt"/>
    </style:default-style>
    <draw:fill-image draw:name="a50" xlink:href="media/image7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aragraph" style:name="a3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in" fo:padding-bottom="0in" fo:padding-left="0in" fo:padding-right="0in" draw:textarea-vertical-align="middle" draw:textarea-horizontal-align="left" draw:fill="solid" draw:fill-color="#0099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draw:fill="none" fo:clip="rect(0in, 0in, 0in, 0in)" draw:stroke="none" draw:image-opacity="100%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0099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none" draw:stroke="solid" svg:stroke-width="0.02083in" svg:stroke-color="#556f94" svg:stroke-opacity="100%" draw:stroke-linejoin="miter" svg:stroke-linecap="butt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 style:parent-style-name="Graphics">
      <style:graphic-properties draw:fill="none" fo:clip="rect(0in, 0in, 0in, 0in)" draw:stroke="none" draw:imag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custom-shape svg:x="-0.02604in" svg:y="0.00042in" svg:width="3.1698in" svg:height="7.49958in" draw:id="id0" draw:style-name="a3" draw:name="Google Shape;10;p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0.42093in" svg:y1="0.31092in" svg:x2="10.42093in" svg:y2="7.15669in" draw:id="id1" draw:style-name="a4" draw:name="Google Shape;11;p1">
        <svg:title/>
        <svg:desc/>
      </draw:connector>
      <draw:frame draw:id="id2" draw:style-name="a5" draw:name="Google Shape;12;p1" svg:x="0.52946in" svg:y="6.93402in" svg:width="2.0588in" svg:height="0.3223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23">
        <draw:frame draw:id="id3" presentation:style-name="a8" draw:name="Google Shape;3;n" svg:x="0in" svg:y="0in" svg:width="3.22222in" svg:height="0.5434in" presentation:class="header" presentation:placeholder="false">
          <draw:text-box>
            <text:p text:style-name="a7" text:class-names="" text:cond-style-name=""><text:span text:style-name="a6" text:class-names=""/></text:p>
          </draw:text-box>
          <svg:title/>
          <svg:desc/>
        </draw:frame>
        <draw:frame draw:id="id4" presentation:style-name="a11" draw:name="Google Shape;4;n" svg:x="4.21007in" svg:y="0in" svg:width="3.22222in" svg:height="0.5434in" presentation:class="date-time" presentation:placeholder="false">
          <draw:text-box>
            <text:p text:style-name="a10" text:class-names="" text:cond-style-name=""><text:span text:style-name="a9" text:class-names=""/></text:p>
          </draw:text-box>
          <svg:title/>
          <svg:desc/>
        </draw:frame>
        <draw:page-thumbnail svg:x="0.46181in" svg:y="1.35764in" svg:width="6.51042in" svg:height="3.66319in" presentation:class="page" draw:id="id5" presentation:style-name="a12" draw:name="Google Shape;5;n">
          <svg:title/>
          <svg:desc/>
        </draw:page-thumbnail>
        <draw:frame draw:id="id6" presentation:style-name="a15" draw:name="Google Shape;6;n" svg:x="0.74306in" svg:y="5.22396in" svg:width="5.94792in" svg:height="4.27431in" presentation:class="notes" presentation:placeholder="false">
          <draw:text-box>
            <text:p text:style-name="a14" text:class-names="" text:cond-style-name=""><text:span text:style-name="a13" text:class-names=""/></text:p>
          </draw:text-box>
          <svg:title/>
          <svg:desc/>
        </draw:frame>
        <draw:frame draw:id="id7" presentation:style-name="a18" draw:name="Google Shape;7;n" svg:x="0in" svg:y="10.3125in" svg:width="3.22222in" svg:height="0.5434in" presentation:class="footer" presentation:placeholder="false">
          <draw:text-box>
            <text:p text:style-name="a17" text:class-names="" text:cond-style-name=""><text:span text:style-name="a16" text:class-names=""/></text:p>
          </draw:text-box>
          <svg:title/>
          <svg:desc/>
        </draw:frame>
        <draw:frame draw:id="id8" presentation:style-name="a22" draw:name="Google Shape;8;n" svg:x="4.21007in" svg:y="10.3125in" svg:width="3.22222in" svg:height="0.5434in" presentation:class="page-number" presentation:placeholder="false">
          <draw:text-box>
            <text:p text:style-name="a21" text:class-names="" text:cond-style-name=""><text:span text:style-name="a19" text:class-names=""><text:page-number style:num-format="1" text:fixed="false">‹#›</text:page-number></text:span><text:span text:style-name="a20" text:class-names=""/></text:p>
          </draw:text-box>
          <svg:title/>
          <svg:desc/>
        </draw:frame>
      </presentation:notes>
    </style:master-page>
    <style:master-page style:name="Master1-Layout1-cust-Diapositive-de-titre" style:page-layout-name="pageLayout1" draw:style-name="a24">
      <draw:custom-shape svg:x="-0.02604in" svg:y="0.00042in" svg:width="3.1698in" svg:height="7.49958in" draw:id="id9" draw:layer="Master1-bg" draw:style-name="a27" draw:name="Google Shape;14;p2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layer="Master1-bg" draw:style-name="a28" draw:name="Google Shape;15;p2" svg:x="0.52946in" svg:y="6.93402in" svg:width="2.0588in" svg:height="0.3223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46">
        <draw:frame draw:id="id3" presentation:style-name="a31" draw:name="Google Shape;3;n" svg:x="0in" svg:y="0in" svg:width="3.22222in" svg:height="0.543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4" presentation:style-name="a34" draw:name="Google Shape;4;n" svg:x="4.21007in" svg:y="0in" svg:width="3.22222in" svg:height="0.5434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page-thumbnail svg:x="0.46181in" svg:y="1.35764in" svg:width="6.51042in" svg:height="3.66319in" presentation:class="page" draw:id="id5" presentation:style-name="a35" draw:name="Google Shape;5;n">
          <svg:title/>
          <svg:desc/>
        </draw:page-thumbnail>
        <draw:frame draw:id="id6" presentation:style-name="a38" draw:name="Google Shape;6;n" svg:x="0.74306in" svg:y="5.22396in" svg:width="5.94792in" svg:height="4.27431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1" draw:name="Google Shape;7;n" svg:x="0in" svg:y="10.3125in" svg:width="3.22222in" svg:height="0.5434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5" draw:name="Google Shape;8;n" svg:x="4.21007in" svg:y="10.3125in" svg:width="3.22222in" svg:height="0.5434in" presentation:class="page-number" presentation:placeholder="false">
          <draw:text-box>
            <text:p text:style-name="a44" text:class-names="" text:cond-style-name=""><text:span text:style-name="a42" text:class-names=""><text:page-number style:num-format="1" text:fixed="false">‹#›</text:page-number></text:span><text:span text:style-name="a4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date>2026-01-08T11:04:34Z</dc:date>
    <meta:editing-cycles>12</meta:editing-cycles>
  </office:meta>
</office:document-meta>
</file>